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hat is this project about?</text:p>
      <text:p text:style-name="Standard">regretion tests</text:p>
      <text:p text:style-name="Standard">type of software testing to confirm that a recent program or code </text:p>
      <text:p text:style-name="Standard">change has not adversely affected existing features.</text:p>
      <text:p text:style-name="Standard"/>
      <text:p text:style-name="Standard">automation</text:p>
      <text:p text:style-name="Standard">It's an automation of test behaviour.</text:p>
      <text:p text:style-name="Standard"/>
      <text:p text:style-name="Standard">Machine Learning</text:p>
      <text:p text:style-name="Standard">Machine learning is an application of artificial intelligence (AI) that provides systems the ability to automatically learn and improve from experience without being explicitly programmed. Machine learning focuses on the development of computer programs that can access data and use it learn for themselves.</text:p>
      <text:p text:style-name="Standard"/>
      <text:p text:style-name="Standard">The process of learning begins with observations or data, such as examples, direct experience, or instruction, in order to look for patterns in data and make better decisions in the future based on the examples that we provide. The primary aim is to allow the computers learn automatically without human intervention or assistance and adjust actions accordingly.</text:p>
      <text:p text:style-name="Standard"/>
      <text:p text:style-name="Standard">Some machine learning methods</text:p>
      <text:p text:style-name="Standard">Machine learning algorithms are often categorized as supervised or </text:p>
      <text:p text:style-name="Standard">unsupervised.</text:p>
      <text:p text:style-name="Standard"/>
      <text:p text:style-name="Standard">Supervised machine learning algorithms can apply what has been </text:p>
      <text:p text:style-name="Standard">learned in the past to new data using labeled examples to predict </text:p>
      <text:p text:style-name="Standard">future events. Starting from the analysis of a known training </text:p>
      <text:p text:style-name="Standard">dataset, the learning algorithm produces an inferred function to m</text:p>
      <text:p text:style-name="Standard">ake predictions about the output values. The system is able to </text:p>
      <text:p text:style-name="Standard">provide targets for any new input after sufficient training.</text:p>
      <text:p text:style-name="Standard">The learning algorithm can also compare its output with the correct,</text:p>
      <text:p text:style-name="Standard">intended output and find errors in order to modify the model</text:p>
      <text:p text:style-name="Standard">accordingly.</text:p>
      <text:p text:style-name="Standard">In contrast, unsupervised machine learning algorithms are used</text:p>
      <text:p text:style-name="Standard"><text:s/>when the information used to train is neither classified nor labeled. </text:p>
      <text:p text:style-name="Standard"><text:s/>Unsupervised learning studies how systems can infer a function </text:p>
      <text:p text:style-name="Standard"><text:s/>to describe a hidden structure from unlabeled data. </text:p>
      <text:p text:style-name="Standard"><text:s/>The system doesn’t figure out the right output, </text:p>
      <text:p text:style-name="Standard"><text:s/>but it explores the data and can draw inferences from datasets </text:p>
      <text:p text:style-name="Standard"><text:s/>to describe hidden structures from unlabeled data.</text:p>
      <text:p text:style-name="Standard">Semi-supervised machine learning algorithms fall somewhere </text:p>
      <text:p text:style-name="Standard">in between supervised and unsupervised learning, since they </text:p>
      <text:p text:style-name="Standard">use both labeled and unlabeled data for training – typically </text:p>
      <text:p text:style-name="Standard">a small amount of labeled data and a large amount of unlabeled data. </text:p>
      <text:p text:style-name="Standard">The systems that use this method are able to considerably improve </text:p>
      <text:p text:style-name="Standard">learning accuracy. Usually, semi-supervised learning is chosen </text:p>
      <text:p text:style-name="Standard">when the acquired labeled data requires skilled and relevant </text:p>
      <text:p text:style-name="Standard">resources in order to train it / learn from it. Otherwise,</text:p>
      <text:p text:style-name="Standard"><text:s/>acquiringunlabeled data generally doesn’t require additional resources.</text:p>
      <text:p text:style-name="Standard">Reinforcement machine learning algorithms is a learning method </text:p>
      <text:p text:style-name="Standard">that interacts with its environment by producing actions and </text:p>
      <text:p text:style-name="Standard">discovers errors or rewards. Trial and error search and delayed </text:p>
      <text:p text:style-name="Standard">reward are the most relevant characteristics of reinforcement </text:p>
      <text:p text:style-name="Standard"><text:soft-page-break/>learning. This method allows machines and software agents to </text:p>
      <text:p text:style-name="Standard">automatically determine the ideal behavior within a specific </text:p>
      <text:p text:style-name="Standard">context in order to maximize its performance. Simple reward </text:p>
      <text:p text:style-name="Standard">feedback is required for the agent to learn which action is best; </text:p>
      <text:p text:style-name="Standard">this is known as the reinforcement signal.</text:p>
      <text:p text:style-name="Standard">Machine learning enables analysis of massive quantities of data. </text:p>
      <text:p text:style-name="Standard">While it generally delivers faster, more accurate results in order </text:p>
      <text:p text:style-name="Standard">to identify profitable opportunities or dangerous risks, </text:p>
      <text:p text:style-name="Standard">it may also require additional time and resources to train it properly. </text:p>
      <text:p text:style-name="Standard">Combining machine learning with AI and cognitive technologies</text:p>
      <text:p text:style-name="Standard"><text:s/>can make it even more effective in processing large volumes of\</text:p>
      <text:p text:style-name="Standard"><text:s text:c="2"/>information.</text:p>
      <text:p text:style-name="Standard"><text:s text:c="2"/></text:p>
      <text:p text:style-name="Standard"><text:s text:c="2"/></text:p>
      <text:p text:style-name="Standard">why this project is needed?</text:p>
      <text:p text:style-name="Standard"/>
      <text:p text:style-name="Standard">related to my work</text:p>
      <text:p text:style-name="Standard">existing system</text:p>
      <text:p text:style-name="Standard">we have RTC software which shows that which tests were ran,</text:p>
      <text:p text:style-name="Standard">what was the last time taken by a particular test.</text:p>
      <text:p text:style-name="Standard"/>
      <text:p text:style-name="Standard">limitation is that</text:p>
      <text:p text:style-name="Standard">1) every single time the test runs,</text:p>
      <text:p text:style-name="Standard">It's time is not stored somewhere.</text:p>
      <text:p text:style-name="Standard">so every time we wan't to see the test timing we've to manipulate</text:p>
      <text:p text:style-name="Standard">the DB.</text:p>
      <text:p text:style-name="Standard">2) In current system there is method to find out the average time</text:p>
      <text:p text:style-name="Standard">taken by the test</text:p>
      <text:p text:style-name="Standard">3) so there is no mechanism that will provide to seperate the test based</text:p>
      <text:p text:style-name="Standard">on their execution behavior</text:p>
      <text:p text:style-name="Standard"/>
      <text:p text:style-name="Standard">Manual work</text:p>
      <text:p text:style-name="Standard">if we want to check for the test behaviour, we've to access the DB manually</text:p>
      <text:p text:style-name="Standard">fire some queries and then we'll be able to predict the behaviour on that</text:p>
      <text:p text:style-name="Standard">it is time taking process.</text:p>
      <text:p text:style-name="Standard"/>
      <text:p text:style-name="Standard">when testing the s/w</text:p>
      <text:p text:style-name="Standard">there are two type of tests</text:p>
      <text:p text:style-name="Standard">re-test</text:p>
      <text:p text:style-name="Standard">regretion test</text:p>
      <text:p text:style-name="Standard"/>
      <text:p text:style-name="Standard">re-test are those test which are run to test the functionaly or </text:p>
      <text:p text:style-name="Standard">bug again to make sure that code is fixed.</text:p>
      <text:p text:style-name="Standard"/>
      <text:p text:style-name="Standard">reg-test are those when app is undergoes a code changes and to ensure that</text:p>
      <text:p text:style-name="Standard">new code isn't affecting the behavior or functinality of the product.</text:p>
      <text:p text:style-name="Standard"/>
      <text:p text:style-name="Standard">while reg-testing</text:p>
      <text:p text:style-name="Standard">we have to undergo following phases</text:p>
      <text:p text:style-name="Standard">RESET ALL(44k)</text:p>
      <text:p text:style-name="Standard">all test cases existing in the bucket or suit should be re-executed.</text:p>
      <text:p text:style-name="Standard">expensive, takes a lot of time and resources</text:p>
      <text:p text:style-name="Standard"><text:soft-page-break/></text:p>
      <text:p text:style-name="Standard">reg-test sel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5T23:10:00.780974383</meta:creation-date>
    <dc:date>2019-06-05T23:10:29.149814962</dc:date>
    <meta:editing-duration>PT31S</meta:editing-duration>
    <meta:editing-cycles>1</meta:editing-cycles>
    <meta:document-statistic meta:table-count="0" meta:image-count="0" meta:object-count="0" meta:page-count="3" meta:paragraph-count="87" meta:word-count="740" meta:character-count="4656" meta:non-whitespace-character-count="3955"/>
    <meta:generator>LibreOffice/6.0.7.3$Linux_X86_64 LibreOffice_project/00m0$Build-3</meta:generator>
  </office:meta>
</office:document-meta>
</file>